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181in"/>
    </style:style>
    <style:style style:name="co2" style:family="table-column">
      <style:table-column-properties fo:break-before="auto" style:column-width="0.3236in"/>
    </style:style>
    <style:style style:name="co3" style:family="table-column">
      <style:table-column-properties fo:break-before="auto" style:column-width="11.91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799in" fo:break-before="auto" style:use-optimal-row-height="true"/>
    </style:style>
    <style:style style:name="ro3" style:family="table-row">
      <style:table-row-properties style:row-height="0.15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Bird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CAD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XIAO nRF52840 &amp; Wio-SX1262</text:p>
            <text:p>Hybrid system with MC and M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seeedstudio.com/XIAO-nRF52840-Wio-SX1262-Kit-for-Meshtastic-p-6400.html" xlink:type="simple">https://www.seeedstudio.com/XIAO-nRF52840-Wio-SX1262-Kit-for-Meshtastic-p-6400.html</text:a></text:p>
            <text:p><text:a xlink:href="https://botland.cz/lora-lorawan/26528-sada-xiao-nrf52840-wio-sx1262-pro-meshtastic-lora-bluetooth-seeedstudio-102010710-5904422387815.html" xlink:type="simple">https://botland.cz/lora-lorawan/26528-sada-xiao-nrf52840-wio-sx1262-pro-meshtastic-lora-bluetooth-seeedstudio-102010710-5904422387815.html</text:a></text:p>
            <text:p/>
          </table:table-cell>
        </table:table-row>
        <table:table-row table:style-name="ro3">
          <table:table-cell office:value-type="string" calcext:value-type="string">
            <text:p>INA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laskakit.cz/en/laskakit-ina219-proudovy-senzor/" xlink:type="simple">https://www.laskakit.cz/en/laskakit-ina219-proudovy-senzor/</text:a></text:p>
          </table:table-cell>
        </table:table-row>
        <table:table-row table:style-name="ro1">
          <table:table-cell office:value-type="string" calcext:value-type="string">
            <text:p>LoRa Antennas 86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lar pa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botland.cz/nizkoenergeticke-solarni-panely/3694-solarni-clanek-1w-6v-136x110x3mm-5904422302870.html" xlink:type="simple">https://botland.cz/nizkoenergeticke-solarni-panely/3694-solarni-clanek-1w-6v-136x110x3mm-5904422302870.html</text:a></text:p>
          </table:table-cell>
        </table:table-row>
        <table:table-row table:style-name="ro1">
          <table:table-cell office:value-type="string" calcext:value-type="string">
            <text:p>MPPT Char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botland.cz/prislusenstvi-solarnich-panelu/19543-modul-pro-spravu-solarni-energie-pro-solarni-panel-6v-24v-waveshare-16120-5904422371609.html" xlink:type="simple">https://botland.cz/prislusenstvi-solarnich-panelu/19543-modul-pro-spravu-solarni-energie-pro-solarni-panel-6v-24v-waveshare-16120-5904422371609.html</text:a></text:p>
          </table:table-cell>
        </table:table-row>
        <table:table-row table:style-name="ro1">
          <table:table-cell office:value-type="string" calcext:value-type="string">
            <text:p>2x 18650 Batt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n.wikipedia.org/wiki/18650_battery" xlink:type="simple">https://en.wikipedia.org/wiki/18650_battery</text:a> think about using a safer LiFePo batter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HT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botland.cz/moduly-jednotek-senzory/19836-cidlo-prostredi-pro-tlak-vlhkost-a-teplotu-env-iii-sht30-qmp6988-rozsirujici-modul-unit-pro-vyvojove-moduly-m5stack-6972934172976.html" xlink:type="simple">https://botland.cz/moduly-jednotek-senzory/19836-cidlo-prostredi-pro-tlak-vlhkost-a-teplotu-env-iii-sht30-qmp6988-rozsirujici-modul-unit-pro-vyvojove-moduly-m5stack-6972934172976.html</text:a></text:p>
          </table:table-cell>
        </table:table-row>
        <table:table-row table:style-name="ro1">
          <table:table-cell office:value-type="string" calcext:value-type="string">
            <text:p>SGP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botland.cz/moduly-jednotek-senzory/18036-tvoc-eco2-plynovy-senzor-sgp30-rozsirujici-modul-unit-pro-vyvojove-moduly-m5stack-6972934172242.html" xlink:type="simple">https://botland.cz/moduly-jednotek-senzory/18036-tvoc-eco2-plynovy-senzor-sgp30-rozsirujici-modul-unit-pro-vyvojove-moduly-m5stack-6972934172242.html</text:a></text:p>
          </table:table-cell>
        </table:table-row>
        <table:table-row table:style-name="ro1">
          <table:table-cell office:value-type="string" calcext:value-type="string">
            <text:p>Groove cable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od screw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5">00/00/0000</text:date>, <text:time style:data-style-name="N2" text:time-value="14:13:05.8937922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8T11:21:09.518095020</meta:creation-date>
    <meta:generator>LibreOffice/25.8.4.2$Linux_X86_64 LibreOffice_project/580$Build-2</meta:generator>
    <dc:date>2026-02-15T18:46:01.115967823</dc:date>
    <meta:editing-duration>PT1H9M55S</meta:editing-duration>
    <meta:editing-cycles>3</meta:editing-cycles>
    <meta:document-statistic meta:table-count="1" meta:cell-count="33" meta:object-count="0"/>
  </office:meta>
</office:document-meta>
</file>